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44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akštas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ruoš.</text:p>
          </table:table-cell>
          <table:table-cell office:value-type="string">
            <text:p>šild.</text:p>
          </table:table-cell>
          <table:table-cell office:value-type="string">
            <text:p>laikas virėjo</text:p>
          </table:table-cell>
          <table:table-cell office:value-type="string">
            <text:p>paruoštas tiekti</text:p>
          </table:table-cell>
          <table:table-cell office:value-type="string">
            <text:p>gaus klientas</text:p>
          </table:table-cell>
        </table:table-row>
        <table:table-row table:style-name="ro1">
          <table:table-cell office:value-type="string">
            <text:p>Ledai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ava Juoda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Tortilija su falafeliais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Cezario salotos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Kremine pievagrybiu sriuba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Obuoliu pyragas su braskemis</text:p>
          </table:table-cell>
          <table:table-cell table:number-columns-repeated="4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Kava Late</text:p>
          </table:table-cell>
          <table:table-cell table:number-columns-repeated="4"/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Humus Pica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Saltibarsciai su bulvemis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Bulviniai blynai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Vaisine arbata</text:p>
          </table:table-cell>
          <table:table-cell table:number-columns-repeated="4"/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Blyneliai su bananais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</table:table-row>
      </table:table>
      <table:table table:name="Lakštas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Lakštas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lt" fo:country="L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lt" number:country="L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4">2019-07-04</text:date>, <text:time>12:43:26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ntautas Petkevicius</meta:initial-creator>
    <meta:creation-date>2019-07-04T12:29:00.95</meta:creation-date>
    <dc:date>2019-07-04T12:43:25.04</dc:date>
    <dc:creator>Gintautas Petkevicius</dc:creator>
    <meta:editing-duration>PT14M27S</meta:editing-duration>
    <meta:editing-cycles>1</meta:editing-cycles>
    <meta:document-statistic meta:table-count="3" meta:cell-count="56" meta:object-count="0"/>
    <meta:generator>OpenOffice/4.1.6$Win32 OpenOffice.org_project/416m1$Build-9790</meta:generator>
  </office:meta>
</office:document-meta>
</file>